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style:font-size-asian="14pt" style:font-size-complex="16pt"/>
    </style:style>
    <style:style style:name="P3" style:family="paragraph" style:parent-style-name="Standard">
      <style:paragraph-properties fo:line-height="150%"/>
      <style:text-properties fo:font-size="12pt" style:font-size-asian="10.5pt" style:font-size-complex="12pt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color="#ff0000"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color="#ff0000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fo:color="#0000ff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line-height="150%"/>
      <style:text-properties fo:color="#0000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50%"/>
      <style:text-properties fo:color="#0000ff" fo:font-size="10pt" style:font-size-asian="10pt" style:font-size-complex="10pt"/>
    </style:style>
    <style:style style:name="P10" style:family="paragraph" style:parent-style-name="Standard">
      <style:paragraph-properties fo:line-height="150%"/>
      <style:text-properties fo:color="#000000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line-height="150%"/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line-height="150%"/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line-height="150%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7" style:family="paragraph" style:parent-style-name="Standard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9" style:family="paragraph" style:parent-style-name="Standard">
      <style:paragraph-properties fo:line-height="150%"/>
      <style:text-properties fo:color="#ff0000" fo:font-weight="bold" style:font-weight-asian="bold" style:font-weight-complex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fo:color="#000000" fo:font-weight="bold" style:font-weight-asian="bold" style:font-weight-complex="bold"/>
    </style:style>
    <style:style style:name="P22" style:family="paragraph" style:parent-style-name="Standard">
      <style:paragraph-properties fo:line-height="150%"/>
      <style:text-properties fo:color="#0000ff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/>
    </style:style>
    <style:style style:name="T7" style:family="text">
      <style:text-properties fo:color="#ff0000"/>
    </style:style>
    <style:style style:name="T8" style:family="text">
      <style:text-properties fo:color="#000000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size-asian="12pt"/>
    </style:style>
    <style:style style:name="T14" style:family="text">
      <style:text-properties style:font-weight-asian="bold"/>
    </style:style>
    <style:style style:name="T15" style:family="text">
      <style:text-properties style:font-size-complex="12pt"/>
    </style:style>
    <style:style style:name="T16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ev there seems to be a 'bug' or 'undesired result' when using source(“r.txt”) on linux and mac. <text:s/>Some of the data seems to be ignored, ie question 8 append your data to the table. </text:p>
      <text:p text:style-name="P21">Runs grand when you step through it, but 'leaving it go' does not get the intended result!</text:p>
      <text:p text:style-name="P5"/>
      <text:p text:style-name="P5">Q1 , Q2 <text:span text:style-name="T8">( R CODE) <text:s/></text:span></text:p>
      <text:p text:style-name="P5">Q3</text:p>
      <text:p text:style-name="P16">57 <text:s text:c="2"/><text:span text:style-name="T6">Males</text:span> <text:s text:c="25"/>35 <text:s text:c="2"/><text:span text:style-name="T6">Females</text:span></text:p>
      <text:p text:style-name="P16">37 <text:s text:c="2"/><text:span text:style-name="T6">Ran</text:span> <text:s text:c="28"/>57 <text:s text:c="3"/><text:span text:style-name="T6">did not run</text:span></text:p>
      <text:p text:style-name="P16">28 <text:s text:c="2"/><text:span text:style-name="T6">smokers</text:span> <text:s text:c="21"/>64 <text:s text:c="3"/><text:span text:style-name="T6">non smokers</text:span></text:p>
      <text:p text:style-name="P16">9 <text:s text:c="4"/><text:span text:style-name="T6">Slight activity</text:span> <text:s text:c="12"/>61 <text:s text:c="4"/><text:span text:style-name="T6">moderate</text:span> <text:s text:c="21"/>21 <text:s text:c="5"/><text:span text:style-name="T6">high</text:span> <text:s text:c="13"/>1 <text:s text:c="3"/><text:span text:style-name="T6">N/A</text:span> </text:p>
      <text:p text:style-name="P1">The problem is the statistics for the activity differ from that of the amount of people</text:p>
      <text:p text:style-name="P1">because of the N/A. <text:s/>This will affect the Pulse data and our analysis of this data.</text:p>
      <text:p text:style-name="P1">They're will be a +- 1.08% margin of error in the test data related to activity.</text:p>
      <text:p text:style-name="P1"/>
      <text:p text:style-name="P5">Q4</text:p>
      <text:p text:style-name="P16">30.43 % <text:s text:c="3"/><text:span text:style-name="T6">smoke</text:span> <text:s/></text:p>
      <text:p text:style-name="P16">69.57 % <text:s text:c="3"/><text:span text:style-name="T6">non smokers</text:span></text:p>
      <text:p text:style-name="P16">35.08 % <text:s text:c="3"/><text:span text:style-name="T6">males smoke</text:span></text:p>
      <text:p text:style-name="P16">22.85 % <text:s text:c="3"/><text:span text:style-name="T6">females smoke</text:span></text:p>
      <text:p text:style-name="P16">28.07 % <text:s text:c="3"/><text:span text:style-name="T6">males high level of activity</text:span></text:p>
      <text:p text:style-name="P16">14.28 % <text:s text:c="3"/><text:span text:style-name="T6">females high level activity</text:span></text:p>
      <text:p text:style-name="P1"/>
      <text:p text:style-name="P5">Q5</text:p>
      <text:p text:style-name="P2"><text:span text:style-name="T4">In the </text:span><text:span text:style-name="T5">stem &amp; leaf</text:span> <text:span text:style-name="T3">diagram we can see that the smallest person is 1.549 metres tall</text:span></text:p>
      <text:p text:style-name="P3">the tallest persons (3) are 1.905 metres tall, stem is very acurrate at showing data for each frequency interval but does not indicate mean, mediam, quartiles etc.</text:p>
      <text:p text:style-name="P3"/>
      <text:p text:style-name="P1"><text:span text:style-name="T4">In the </text:span><text:span text:style-name="T5">histogram</text:span><text:span text:style-name="T1"> </text:span>we can see frequency of a particular heights and the distribution.</text:p>
      <text:p text:style-name="P1">It is difficult to work out the mean, median and quartiles from this graph. <text:s/></text:p>
      <text:p text:style-name="P1">But we can see a kurtosis indicating between 1.65 and 1.85 metres is good indication of a mean range. <text:s/>The shortest person is inidcated to be around 1.5 to 1.6 metres. The tellest over 1.9.</text:p>
      <text:p text:style-name="P1"/>
      <text:p text:style-name="P1"><text:span text:style-name="T4">In the </text:span><text:span text:style-name="T5">box plot</text:span><text:span text:style-name="T1"> </text:span>we can see the median of 1.75 metres. <text:s/>The box itself indicates the inter quartile or 50% of the data. 50% of people are between 1.68 and 1.83 metres. The upper quartile is rather small compared to the lower quartile indicating that it is a slightly positively skewed distribution.</text:p>
      <text:p text:style-name="P1">Although the median is equidistant telling is that it is bell shaped symmetrec in the inter quartile.</text:p>
      <text:p text:style-name="P1">We can also see a smallest height of around 1.55 and a max height of 1.9x. <text:s/></text:p>
      <text:p text:style-name="P1">The mean is not evident.</text:p>
      <text:p text:style-name="P1"/>
      <text:p text:style-name="P1"><text:soft-page-break/><text:span text:style-name="T5">Diagram Analysis </text:span></text:p>
      <text:p text:style-name="P3">The <text:span text:style-name="T11">Box plot</text:span> indicates frequency distribution, median, quartiles, smallest and highest intervals than the other graphs making it the <text:span text:style-name="T9">most informative daigram</text:span>.</text:p>
      <text:p text:style-name="P3">The <text:span text:style-name="T11">stem</text:span> diagram although is very accurate at telling us how many people and their heights at each interval, but in statistics we are interested in quartiles and frequency distribution.</text:p>
      <text:p text:style-name="P3">The <text:span text:style-name="T11">histogram</text:span> is the least usefull, we can't get an acurrate distribution, mean, median, quartiles, high or lowest heights, the only thing is is good for is frequency in this case.</text:p>
      <text:p text:style-name="P3"/>
      <text:p text:style-name="P6">Q6</text:p>
      <text:p text:style-name="P10"><text:s/>Min. <text:s text:c="5"/>1st Qu. <text:s text:c="3"/>Median <text:s text:c="3"/>Mean <text:s text:c="4"/>3rd Qu. <text:s text:c="4"/>Max. </text:p>
      <text:p text:style-name="P17">Pulse 1 Statistics</text:p>
      <text:p text:style-name="P16"><text:s/><text:span text:style-name="T6">48.00 <text:s text:c="5"/>64.00 <text:s text:c="7"/>71.00 <text:s text:c="7"/>72.87 <text:s text:c="4"/>80.00 <text:s text:c="7"/>100.00 </text:span></text:p>
      <text:p text:style-name="P15">Female statistics</text:p>
      <text:p text:style-name="P16"><text:s/><text:span text:style-name="T6">58.00 <text:s text:c="5"/>67.00 <text:s text:c="6"/>78.00 <text:s text:c="8"/>76.86 <text:s text:c="5"/>85.00 <text:s text:c="7"/>100.00</text:span> </text:p>
      <text:p text:style-name="P15">Male statistics</text:p>
      <text:p text:style-name="P9"><text:s/>48.00 <text:s text:c="5"/>64.00 <text:s text:c="7"/>70.00 <text:s text:c="7"/>70.42 <text:s text:c="4"/>74.00 <text:s text:c="9"/>92.00 </text:p>
      <text:p text:style-name="P3"/>
      <text:p text:style-name="P3">The males are more relaxed and are fitter as seen in the statistics.</text:p>
      <text:p text:style-name="P3">The women have higher <text:span text:style-name="T12">BPM</text:span> overall in all stats. </text:p>
      <text:p text:style-name="P3">This in conjuction with males being twice as active as the females statistically,</text:p>
      <text:p text:style-name="P3">is conducive to this analysis.</text:p>
      <text:p text:style-name="P3"/>
      <text:p text:style-name="P14"><text:s/>Min. <text:s text:c="5"/>1st Qu. <text:s text:c="3"/>Median <text:s text:c="3"/>Mean <text:s text:c="4"/>3rd Qu. <text:s text:c="4"/>Max. </text:p>
      <text:p text:style-name="P15">Pulse 2 Statistics</text:p>
      <text:p text:style-name="P7"><text:s text:c="2"/>50 <text:s text:c="10"/>68 <text:s text:c="12"/>76 <text:s text:c="12"/>80 <text:s text:c="10"/>85 <text:s text:c="13"/>140 </text:p>
      <text:p text:style-name="P15">Pulse 2 statistics (not ran)</text:p>
      <text:p text:style-name="P9"><text:s/>50.00 <text:s text:c="5"/>66.00 <text:s text:c="8"/>70.00 <text:s text:c="7"/>72.32 <text:s text:c="4"/>78.00 <text:s text:c="8"/>94.00 </text:p>
      <text:p text:style-name="P15">Pulse 2 statistics (ran)</text:p>
      <text:p text:style-name="P9">58.00 <text:s text:c="7"/>76.00 <text:s text:c="8"/>88.00 <text:s text:c="7"/>92.51 <text:s text:c="3"/>105.00 <text:s text:c="5"/>140.00 </text:p>
      <text:p text:style-name="P15">Pulse 2 statistics (Female Ran)</text:p>
      <text:p text:style-name="P16"><text:span text:style-name="T6"><text:s text:c="3"/>98.0 <text:s text:c="7"/>102.0 <text:s text:c="7"/>112.0 <text:s text:c="7"/>112.8 <text:s text:c="4"/>117.0 <text:s text:c="8"/>140.0</text:span> </text:p>
      <text:p text:style-name="P15">Pulse 2 statistics (Female Not Ran)</text:p>
      <text:p text:style-name="P9"><text:s text:c="2"/>56.00 <text:s text:c="7"/>68.00 <text:s text:c="7"/>75.00 <text:s text:c="6"/>74.75 <text:s text:c="5"/>80.00 <text:s text:c="7"/>92.00 </text:p>
      <text:p text:style-name="P15">Pulse 2 statistics (Male Ran)</text:p>
      <text:p text:style-name="P9"><text:s text:c="2"/>58.00 <text:s text:c="7"/>76.00 <text:s text:c="8"/>80.00 <text:s text:c="6"/>83.21 <text:s text:c="5"/>89.50 <text:s text:c="6"/>118.00 </text:p>
      <text:p text:style-name="P15">Pulse 2 statistics (Male <text:s/>Not Ran)</text:p>
      <text:p text:style-name="P9"><text:s text:c="2"/>50.00 <text:s text:c="7"/>64.00 <text:s text:c="8"/>70.00 <text:s text:c="6"/>70.55 <text:s text:c="5"/>76.00 <text:s text:c="7"/>94.00 </text:p>
      <text:p text:style-name="P1"/>
      <text:p text:style-name="P4">Female to Male BPM relationship</text:p>
      <text:p text:style-name="P14"><text:s/>Min. <text:s text:c="5"/>1st Qu. <text:s text:c="3"/>Median <text:s text:c="3"/>Mean <text:s text:c="4"/>3rd Qu. <text:s text:c="4"/>Max. </text:p>
      <text:p text:style-name="P9"><text:s text:c="2"/>41% <text:s text:c="6"/>25.5% <text:s text:c="5"/>29.6% <text:s text:c="5"/>26.3% <text:s text:c="4"/>23.5% <text:s text:c="6"/>15.8%</text:p>
      <text:p text:style-name="P9"/>
      <text:p text:style-name="P1"><text:soft-page-break/>After the test we can see the difference between male and female BPM.</text:p>
      <text:p text:style-name="P1">Male BPM is on average 26.3% less compared to there female counterparts.</text:p>
      <text:p text:style-name="P1"/>
      <text:p text:style-name="P5">Q7</text:p>
      <text:p text:style-name="P11"><text:s/>Min. <text:s text:c="5"/>1st Qu. <text:s text:c="3"/>Median <text:s text:c="3"/>Mean <text:s text:c="4"/>3rd Qu. <text:s text:c="4"/>Max. </text:p>
      <text:p text:style-name="P15">BMI statistics</text:p>
      <text:p text:style-name="P9"><text:s/>16.73 <text:s text:c="6"/>20.00 <text:s text:c="7"/>21.42 <text:s text:c="6"/>21.50 <text:s text:c="6"/>22.83 <text:s text:c="6"/>29.15 </text:p>
      <text:p text:style-name="P15">BMI Females</text:p>
      <text:p text:style-name="P9"><text:s/>16.73 <text:s text:c="6"/>19.48 <text:s text:c="7"/>20.18 <text:s text:c="6"/>20.36 <text:s text:c="6"/>21.42 <text:s text:c="6"/>26.47 </text:p>
      <text:p text:style-name="P15">BMI Males</text:p>
      <text:p text:style-name="P9"><text:s/>18.65 <text:s text:c="7"/>20.53 <text:s text:c="6"/>22.05 <text:s text:c="6"/>22.20 <text:s text:c="6"/>23.57 <text:s text:c="6"/>29.15 </text:p>
      <text:p text:style-name="P1"/>
      <text:p text:style-name="P1">Males have a higher percentage body mass index related to the higher level of activity.</text:p>
      <text:p text:style-name="P1"/>
      <text:p text:style-name="P5">Q8</text:p>
      <text:p text:style-name="P14"><text:s/>Min. <text:s text:c="5"/>1st Qu. <text:s text:c="3"/>Median <text:s text:c="3"/>Mean <text:s text:c="4"/>3rd Qu. <text:s text:c="4"/>Max.</text:p>
      <text:p text:style-name="P15">People Who did not run</text:p>
      <text:p text:style-name="P8">-14 <text:s text:c="13"/>-2 <text:s text:c="14"/>0 <text:s text:c="9"/>-0.10 <text:s text:c="10"/>2 <text:s text:c="12"/>10</text:p>
      <text:p text:style-name="P15">People Who Ran </text:p>
      <text:p text:style-name="P8"><text:s text:c="2"/>-8 <text:s text:c="14"/>8 <text:s text:c="13"/>16 <text:s text:c="9"/>18.91 <text:s text:c="8"/>31 <text:s text:c="11"/>48 </text:p>
      <text:p text:style-name="P13">As we would expect there was little or no change in the mean BPM for people who did not run.</text:p>
      <text:p text:style-name="P13">People who ran hower had a mean increase of 18.9 BPM.</text:p>
      <text:p text:style-name="P17"/>
      <text:p text:style-name="P4"><text:span text:style-name="T7">Q9 </text:span><text:span text:style-name="T8">(R Code)</text:span></text:p>
      <text:p text:style-name="P5">Q10</text:p>
      <text:p text:style-name="P12">The higher level of activity is directly related to the body mass index.</text:p>
      <text:p text:style-name="P12">A <text:s/>higher level of activity is directly related to a lower pulse rate.</text:p>
      <text:p text:style-name="P12">Woman are statistically less active than men and this is directly related to a higher BPM.</text:p>
      <text:p text:style-name="P18"/>
      <text:p text:style-name="P18">High activity smokers compared to non smokers, Mean increase of 2 BPM <text:s/>/ 5 BPM.</text:p>
      <text:p text:style-name="P18">Medium activity smokers compared to non smokers, Mean increase of 21 BPM / 25 BPM.</text:p>
      <text:p text:style-name="P18">Slight activity smokers compared to non smokers, Mean increase of 8 BPM / 10 BPM.</text:p>
      <text:p text:style-name="P18"/>
      <text:p text:style-name="P18">Non smokers have a higher increase in heart rate during the running activity, </text:p>
      <text:p text:style-name="P18">Categoricaly and overall. Mean increase 14 / 21 BPM re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94cm" fo:margin-bottom="1.0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3T21:04:22</meta:creation-date>
    <dc:date>2009-10-27T00:43:09</dc:date>
    <meta:editing-duration>PT04H13M35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3" meta:paragraph-count="91" meta:word-count="867" meta:character-count="5600"/>
    <meta:user-defined meta:name="Info 1"/>
    <meta:user-defined meta:name="Info 2"/>
    <meta:user-defined meta:name="Info 3"/>
    <meta:user-defined meta:name="Info 4"/>
  </office:meta>
</office:document-meta>
</file>